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paragraph-rsid="0019065b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paragraph-rsid="0019be1e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paragraph-rsid="001ba319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normal" officeooo:paragraph-rsid="0019be1e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style="italic" fo:font-weight="normal" officeooo:paragraph-rsid="001ba319" style:font-size-asian="14pt" style:font-style-asian="italic" style:font-weight-asian="normal" style:font-size-complex="14pt" style:font-style-complex="italic" style:font-weight-complex="normal"/>
    </style:style>
    <style:style style:name="P6" style:family="paragraph" style:parent-style-name="Standard">
      <style:text-properties fo:font-size="14pt" fo:font-style="normal" fo:font-weight="normal" officeooo:paragraph-rsid="0019be1e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text-properties fo:font-size="14pt" fo:font-style="normal" fo:font-weight="normal" officeooo:paragraph-rsid="001e25b1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19065b"/>
    </style:style>
    <style:style style:name="T2" style:family="text">
      <style:text-properties officeooo:rsid="0019be1e"/>
    </style:style>
    <style:style style:name="T3" style:family="text">
      <style:text-properties officeooo:rsid="001ba319"/>
    </style:style>
    <style:style style:name="T4" style:family="text">
      <style:text-properties officeooo:rsid="001c27c5"/>
    </style:style>
    <style:style style:name="T5" style:family="text">
      <style:text-properties officeooo:rsid="001e25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onfirmation Report</text:span></text:p>
      <text:p text:style-name="P1"><text:span text:style-name="T1"/></text:p>
      <text:p text:style-name="P2"><text:span text:style-name="T2">Contents</text:span></text:p>
      <text:p text:style-name="P2"><text:span text:style-name="T2"/></text:p>
      <text:p text:style-name="P2"><text:span text:style-name="T2">1. Research Aims</text:span></text:p>
      <text:p text:style-name="P5"><text:span text:style-name="T3"><text:tab/>500 words</text:span></text:p>
      <text:p text:style-name="P4"><text:span text:style-name="T2"/></text:p>
      <text:p text:style-name="P2"><text:span text:style-name="T2">2. Context</text:span></text:p>
      <text:p text:style-name="P5"><text:span text:style-name="T4"><text:tab/>1000</text:span><text:span text:style-name="T3"> words</text:span></text:p>
      <text:p text:style-name="P2"><text:span text:style-name="T2"/></text:p>
      <text:p text:style-name="P2"><text:span text:style-name="T2">3. Literature Review</text:span></text:p>
      <text:p text:style-name="P5"><text:span text:style-name="T3"><text:tab/>5000 words</text:span></text:p>
      <text:p text:style-name="P3"><text:span text:style-name="T3"/></text:p>
      <text:p text:style-name="P2"><text:span text:style-name="T2">4. Methodology</text:span></text:p>
      <text:p text:style-name="P5"><text:span text:style-name="T3"><text:tab/>2</text:span><text:span text:style-name="T4">0</text:span><text:span text:style-name="T3">00 words</text:span></text:p>
      <text:p text:style-name="P3"><text:span text:style-name="T3"/></text:p>
      <text:p text:style-name="P2"><text:span text:style-name="T2">5. Research outcomes</text:span></text:p>
      <text:p text:style-name="P5"><text:span text:style-name="T3"><text:tab/>500 words<text:tab/></text:span></text:p>
      <text:p text:style-name="P3"><text:span text:style-name="T3"/></text:p>
      <text:p text:style-name="P2"><text:span text:style-name="T2">Appendix</text:span></text:p>
      <text:p text:style-name="P2"><text:span text:style-name="T2"/></text:p>
      <text:p text:style-name="P6"><text:span text:style-name="T2"><text:tab/>i. research diagram</text:span></text:p>
      <text:p text:style-name="P6"><text:span text:style-name="T2"><text:tab/>ii simBot protoype report</text:span></text:p>
      <text:p text:style-name="P7"><text:span text:style-name="T5"><text:tab/>iii. Data visualsations of openPhD</text:span></text:p>
      <text:p text:style-name="P2"><text:span text:style-name="T2"/></text:p>
      <text:p text:style-name="P2"><text:span text:style-name="T2">Bibliography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4T12:23:46.31</meta:creation-date>
    <dc:date>2013-09-14T12:37:30.73</dc:date>
    <meta:editing-duration>PT13M8S</meta:editing-duration>
    <meta:editing-cycles>7</meta:editing-cycles>
    <meta:generator>LibreOffice/4.0.5.2$Windows_x86 LibreOffice_project/5464147a081647a250913f19c0715bca595af2f</meta:generator>
    <meta:document-statistic meta:table-count="0" meta:image-count="0" meta:object-count="0" meta:page-count="1" meta:paragraph-count="17" meta:word-count="40" meta:character-count="263" meta:non-whitespace-character-count="230"/>
  </office:meta>
</office:document-meta>
</file>